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2b82" officeooo:paragraph-rsid="00092b8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2b82" officeooo:paragraph-rsid="00092b8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92b82" officeooo:paragraph-rsid="000d39b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92b82" officeooo:paragraph-rsid="000f0af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2b82" officeooo:paragraph-rsid="0010d3d5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officeooo:paragraph-rsid="00092b8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officeooo:rsid="00092b82" style:font-size-asian="11.3500003814697pt" style:font-size-complex="13pt"/>
    </style:style>
    <style:style style:name="T3" style:family="text">
      <style:text-properties officeooo:rsid="000a61c5"/>
    </style:style>
    <style:style style:name="T4" style:family="text">
      <style:text-properties officeooo:rsid="000d39b9"/>
    </style:style>
    <style:style style:name="T5" style:family="text">
      <style:text-properties officeooo:rsid="000f0afa"/>
    </style:style>
    <style:style style:name="T6" style:family="text">
      <style:text-properties officeooo:rsid="000faad9"/>
    </style:style>
    <style:style style:name="T7" style:family="text">
      <style:text-properties officeooo:rsid="000fda83"/>
    </style:style>
    <style:style style:name="T8" style:family="text">
      <style:text-properties officeooo:rsid="0010d3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vétérinaire</text:p>
      <text:p text:style-name="P1"/>
      <text:p text:style-name="P2"/>
      <text:p text:style-name="P3"><text:span text:style-name="T1">Problématique</text:span> :</text:p>
      <text:p text:style-name="P3"><text:tab/></text:p>
      <text:p text:style-name="P3"/>
      <text:p text:style-name="P3"/>
      <text:p text:style-name="P3"/>
      <text:p text:style-name="P3">Liste des tables :</text:p>
      <text:p text:style-name="P7"><text:span text:style-name="T2"><text:tab/>- V_ANIMAL : <text:s/>2 clé étrangère <text:s/>:</text:span></text:p>
      <text:p text:style-name="P3"><text:tab/><text:tab/>- "espece" qui référence a la l'identifiant de la table V_ESPECE</text:p>
      <text:p text:style-name="P3"><text:tab/><text:tab/>- "proprietaire" qui reference à l'identifiant du proprietaire dans la table <text:tab/><text:tab/><text:tab/><text:tab/>V_PROPRIETAIRE</text:p>
      <text:p text:style-name="P3"><text:tab/><text:span text:style-name="T3">Il ne peut pas y avoir d'animal sans proprietaire , ni d'animal sans espèce .</text:span></text:p>
      <text:p text:style-name="P3"/>
      <text:p text:style-name="P3"/>
      <text:p text:style-name="P3"><text:tab/>- V_CONSULTATION</text:p>
      <text:p text:style-name="P3"/>
      <text:p text:style-name="P3"><text:tab/>- V_ENTREPRISE : <text:span text:style-name="T4">1 clé etrangère :</text:span></text:p>
      <text:p text:style-name="P4"><text:tab/><text:tab/>- "<text:span text:style-name="T4">identifiant" </text:span>qui reference à l'identifiant du proprietaire dans la table <text:tab/><text:tab/><text:tab/><text:tab/>V_PROPRIETAIRE</text:p>
      <text:p text:style-name="P4"><text:tab/><text:tab/><text:span text:style-name="T4">L'entité entreprise est une entité fille de l'entité proprietaire </text:span><text:s/>, <text:span text:style-name="T4">ainsi une <text:tab/><text:tab/><text:tab/><text:tab/>entreprise est forcément un proprietaire </text:span></text:p>
      <text:p text:style-name="P3"/>
      <text:p text:style-name="P3"/>
      <text:p text:style-name="P3"><text:tab/>- V_ESPECE</text:p>
      <text:p text:style-name="P3"><text:tab/></text:p>
      <text:p text:style-name="P3"><text:tab/>- V_LOCALITE</text:p>
      <text:p text:style-name="P3"/>
      <text:p text:style-name="P3"><text:tab/>- V_MEDICAMENT</text:p>
      <text:p text:style-name="P3"/>
      <text:p text:style-name="P4"><text:tab/>- V_PARTICULIER : <text:span text:style-name="T4">1 clé etrangère :</text:span></text:p>
      <text:p text:style-name="P4"><text:tab/><text:tab/>- "<text:span text:style-name="T4">identifiant" </text:span>qui reference à l'identifiant du proprietaire dans la table <text:tab/><text:tab/><text:tab/><text:tab/>V_PROPRIETAIRE</text:p>
      <text:p text:style-name="P4"><text:tab/><text:tab/><text:span text:style-name="T4">L'entité particulier est une entité fille de l'entité proprietaire</text:span> , <text:span text:style-name="T4">ainsi un <text:tab/><text:tab/><text:tab/><text:tab/>particulier est forcément un proprietaire </text:span></text:p>
      <text:p text:style-name="P3"/>
      <text:p text:style-name="P3"><text:tab/>- V_PROPRIETAIRE : <text:span text:style-name="T5">1 clé étrangère :</text:span></text:p>
      <text:p text:style-name="P5"><text:tab/><text:tab/>- "<text:span text:style-name="T5">localite" qui reference a l'identifiant de la table </text:span>V_LOCALITE .</text:p>
      <text:p text:style-name="P5"><text:tab/><text:tab/><text:span text:style-name="T5">L'entité proprietaire est aussi une entité mère pour les entité Entreprise et <text:tab/><text:tab/><text:tab/><text:tab/>Particulier</text:span></text:p>
      <text:p text:style-name="P5"><text:tab/><text:tab/><text:span text:style-name="T5">Un proprietaire possède forcément une localité .</text:span></text:p>
      <text:p text:style-name="P3"/>
      <text:p text:style-name="P6"><text:tab/></text:p>
      <text:p text:style-name="P6"/>
      <text:p text:style-name="P6"/>
      <text:p text:style-name="P6"/>
      <text:p text:style-name="P6"/>
      <text:p text:style-name="P6"><text:soft-page-break/><text:tab/>- V_SOINS : <text:span text:style-name="T8">3 clés étrangère :</text:span></text:p>
      <text:p text:style-name="P6"><text:tab/><text:tab/>- "<text:span text:style-name="T8">consultation" <text:s/>qui reference a l'identifiant de la table V_CONSULTATION</text:span></text:p>
      <text:p text:style-name="P6"><text:tab/><text:tab/>- "<text:span text:style-name="T8">animal" <text:s/>qui reference a l'identifiant de la table <text:s/></text:span>V_ANIMAL</text:p>
      <text:p text:style-name="P6"><text:tab/><text:tab/>- "<text:span text:style-name="T8">traitement" <text:s/>qui reference a l'identifiant de la table V_TRAITEMENT</text:span></text:p>
      <text:p text:style-name="P3"><text:tab/><text:tab/><text:span text:style-name="T8">Pour qu'il y ai des soins , il faut forcement qu'il y est une consultation , un <text:tab/><text:tab/><text:tab/><text:tab/>animal soigné .</text:span></text:p>
      <text:p text:style-name="P3"><text:tab/><text:tab/><text:span text:style-name="T8">Un traitement n'est pas obligatoire.</text:span></text:p>
      <text:p text:style-name="P3"/>
      <text:p text:style-name="P3"/>
      <text:p text:style-name="P3"/>
      <text:p text:style-name="P3"><text:tab/>- V_TRAITEMENT : <text:span text:style-name="T6">1 clé étrangère :</text:span></text:p>
      <text:p text:style-name="P3"><text:tab/><text:tab/>- "<text:span text:style-name="T6">medicament" qui référence à l'identifiant de la table V_MEDICAMENT</text:span></text:p>
      <text:p text:style-name="P3"><text:tab/><text:tab/><text:span text:style-name="T7">Ainsi il ne peut pas y avoir de traitement sans medicament 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2S</meta:editing-duration>
    <meta:editing-cycles>12</meta:editing-cycles>
    <meta:generator>LibreOffice/4.2.3.3$Windows_x86 LibreOffice_project/882f8a0a489bc99a9e60c7905a60226254cb6ff0</meta:generator>
    <dc:date>2014-05-13T02:08:10.286000000</dc:date>
    <meta:document-statistic meta:table-count="0" meta:image-count="0" meta:object-count="0" meta:page-count="2" meta:paragraph-count="33" meta:word-count="262" meta:character-count="1701" meta:non-whitespace-character-count="1386"/>
    <meta:user-defined meta:name="Info 1"/>
    <meta:user-defined meta:name="Info 2"/>
    <meta:user-defined meta:name="Info 3"/>
    <meta:user-defined meta:name="Info 4"/>
  </office:meta>
</office:document-meta>
</file>